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d54" officeooo:paragraph-rsid="00178d54"/>
    </style:style>
    <style:style style:name="P2" style:family="paragraph" style:parent-style-name="Standard" style:list-style-name="L1">
      <style:text-properties officeooo:rsid="00178d54" officeooo:paragraph-rsid="00178d54"/>
    </style:style>
    <style:style style:name="P3" style:family="paragraph" style:parent-style-name="Standard" style:list-style-name="L1">
      <style:text-properties officeooo:rsid="001874cf" officeooo:paragraph-rsid="001874cf"/>
    </style:style>
    <style:style style:name="P4" style:family="paragraph" style:parent-style-name="Standard" style:list-style-name="L2">
      <style:text-properties officeooo:rsid="001874cf" officeooo:paragraph-rsid="001874cf"/>
    </style:style>
    <style:style style:name="P5" style:family="paragraph" style:parent-style-name="Standard" style:list-style-name="L2">
      <style:text-properties officeooo:rsid="00191b01" officeooo:paragraph-rsid="00191b01"/>
    </style:style>
    <style:style style:name="P6" style:family="paragraph" style:parent-style-name="Standard">
      <style:text-properties officeooo:rsid="00191b01" officeooo:paragraph-rsid="00191b01"/>
    </style:style>
    <style:style style:name="P7" style:family="paragraph">
      <style:paragraph-properties fo:text-align="star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1" form:control-implementation="ooo:com.sun.star.form.component.CheckBox" xml:id="control1" form:id="control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4" form:id="control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" form:id="control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" form:id="control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" form:id="control1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Function Check list</text:p>
      <text:p text:style-name="P1"/>
      <text:p text:style-name="P1"/>
      <text:list xml:id="list3099724924" text:style-name="L1">
        <text:list-item>
          <text:p text:style-name="P2">Did you start your function definition with def? <draw:control text:anchor-type="as-char" draw:z-index="0" draw:name="Shape1" draw:style-name="gr1" draw:text-style-name="P7" svg:width="1.1669in" svg:height="0.1669in" draw:control="control1"/></text:p>
        </text:list-item>
        <text:list-item>
          <text:p text:style-name="P2">Does your function name have only characters and _ (underscore) characters? <draw:control text:anchor-type="as-char" draw:z-index="1" draw:name="Shape1_0" draw:style-name="gr1" draw:text-style-name="P7" svg:width="1.1669in" svg:height="0.1669in" draw:control="control2"/></text:p>
        </text:list-item>
        <text:list-item>
          <text:p text:style-name="P2">Did you put an open parenthesis right after the function name? <draw:control text:anchor-type="as-char" draw:z-index="2" draw:name="Shape1_1" draw:style-name="gr1" draw:text-style-name="P7" svg:width="1.1669in" svg:height="0.1669in" draw:control="control3"/></text:p>
        </text:list-item>
        <text:list-item>
          <text:p text:style-name="P2">Did you put your arguments after the parenthesis separated by a commas? <draw:control text:anchor-type="as-char" draw:z-index="3" draw:name="Shape1_2" draw:style-name="gr1" draw:text-style-name="P7" svg:width="1.1669in" svg:height="0.1669in" draw:control="control4"/></text:p>
        </text:list-item>
        <text:list-item>
          <text:p text:style-name="P2">Did you make each argument unique (meaning no duplicated names)? <draw:control text:anchor-type="as-char" draw:z-index="4" draw:name="Shape1_3" draw:style-name="gr1" draw:text-style-name="P7" svg:width="1.1669in" svg:height="0.1669in" draw:control="control5"/></text:p>
        </text:list-item>
        <text:list-item>
          <text:p text:style-name="P3">Did you put a close parenthesis and a colon after the arguments? <draw:control text:anchor-type="as-char" draw:z-index="5" draw:name="Shape1_4" draw:style-name="gr1" draw:text-style-name="P7" svg:width="1.1669in" svg:height="0.1669in" draw:control="control6"/></text:p>
        </text:list-item>
        <text:list-item>
          <text:p text:style-name="P3">Did you indent all lines of code you want in the function four spaces? </text:p>
          <text:p text:style-name="P3">No more, no less. <text:s/><draw:control text:anchor-type="as-char" draw:z-index="6" draw:name="Shape1_5" draw:style-name="gr1" draw:text-style-name="P7" svg:width="1.1669in" svg:height="0.1669in" draw:control="control7"/></text:p>
        </text:list-item>
        <text:list-item>
          <text:p text:style-name="P3">Did you “end” your function by going back to writing with no indent (Dedenting, we call it?)</text:p>
          <text:p text:style-name="P3">When you run (“Use” or “Call”) a function, check these things:</text:p>
        </text:list-item>
      </text:list>
      <text:list xml:id="list921874847" text:style-name="L2">
        <text:list-item>
          <text:p text:style-name="P4">Did you call/use/run this function by typing its name? <draw:control text:anchor-type="as-char" draw:z-index="7" draw:name="Shape1_6" draw:style-name="gr1" draw:text-style-name="P7" svg:width="1.1669in" svg:height="0.1669in" draw:control="control8"/></text:p>
        </text:list-item>
        <text:list-item>
          <text:p text:style-name="P4">Did you put the ( character after the name to run it? <draw:control text:anchor-type="as-char" draw:z-index="8" draw:name="Shape1_7" draw:style-name="gr1" draw:text-style-name="P7" svg:width="1.1669in" svg:height="0.1669in" draw:control="control9"/></text:p>
        </text:list-item>
        <text:list-item>
          <text:p text:style-name="P5">Did you put the values you want into the parentheses separated y commas? <draw:control text:anchor-type="as-char" draw:z-index="9" draw:name="Shape1_8" draw:style-name="gr1" draw:text-style-name="P7" svg:width="1.1669in" svg:height="0.1669in" draw:control="control10"/></text:p>
        </text:list-item>
        <text:list-item>
          <text:p text:style-name="P5">Did you end the function call with a ) character? <draw:control text:anchor-type="as-char" draw:z-index="10" draw:name="Shape1_9" draw:style-name="gr1" draw:text-style-name="P7" svg:width="1.1669in" svg:height="0.1669in" draw:control="control11"/></text:p>
        </text:list-item>
      </text:list>
      <text:p text:style-name="P6"/>
      <text:p text:style-name="P6">To run, call, or use a function each means the same th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4:52:04.270211263</meta:creation-date>
    <dc:date>2022-05-26T15:17:02.355954571</dc:date>
    <meta:editing-duration>PT3M23S</meta:editing-duration>
    <meta:editing-cycles>1</meta:editing-cycles>
    <meta:document-statistic meta:table-count="0" meta:image-count="0" meta:object-count="0" meta:page-count="1" meta:paragraph-count="16" meta:word-count="182" meta:character-count="970" meta:non-whitespace-character-count="803"/>
    <meta:generator>LibreOffice/6.4.7.2$Linux_X86_64 LibreOffice_project/40$Build-2</meta:generator>
  </office:meta>
</office:document-meta>
</file>